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Utils.toInteger( boolean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String( Boolean bool , String trueString , String falseString , String null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toBooleanObject( String s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ooleanUtils.toBooleanObject( int value , int trueValue , int falseValue , int null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oleanUtils.toInteger( boolean bool , int trueValue , int fals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Object( boolean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( String str , String trueString , String falseStrin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leanUtils.toStringOnOff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String( boolean bool , String trueString , String false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StringTrueFalse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IntegerObject( boolean bool , Integer trueValue , Integer fals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( int value , int trueValue , int false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Utils.toBooleanDefaultIfNull( Boolean bool , boolean valueIf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toStringYesNo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( String st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9">
            <text:p text:style-name="Table_20_Contents">4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BooleanUtils.xor( Boolean [ ] arr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leanUtils.xor( boolean [ ] arra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oleanUtils.Boolean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isFalse( Boolean b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toStringTrueFalse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StringYesNo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Object( Integer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toBoolean( Boolean b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isNotTrue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IntegerObject( Boolean bool , Integer trueValue , Integer falseValue , Integer null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isTrue( Boolean b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isNotFalse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Object( String str , String trueString , String falseString , String nullStr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oleanUtils.toIntegerObject( boolean bo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Boolean( Integer value , Integer trueValue , Integer false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leanUtils.toBooleanObject( Integer value , Integer trueValue , Integer falseValue , Integer null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ooleanUtils.toBooleanObject(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StringOnOff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Utils.toInteger( Boolean bool , int trueValue , int falseValue , int null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negate( Boolean b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Utils.toIntegerObject( Boolean b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